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1e0b30" officeooo:paragraph-rsid="001b241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b241b" officeooo:paragraph-rsid="001b241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bd46" officeooo:paragraph-rsid="001cbd4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weight="bold" officeooo:rsid="001d50e0" officeooo:paragraph-rsid="001b241b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e0b30" officeooo:paragraph-rsid="001b241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b241b" officeooo:paragraph-rsid="001b241b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weight="bold" officeooo:rsid="001e604a" officeooo:paragraph-rsid="001e604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b241b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e604a" officeooo:paragraph-rsid="001e604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343b3a" officeooo:paragraph-rsid="00343b3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35e4fb" officeooo:paragraph-rsid="0035e4f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37c512" officeooo:paragraph-rsid="0037c51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3b1250" officeooo:paragraph-rsid="003b12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3c84f6" officeooo:paragraph-rsid="003c84f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3cfb83" officeooo:paragraph-rsid="003cfb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3d75d4" officeooo:paragraph-rsid="003d75d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3e4b14" officeooo:paragraph-rsid="003e4b1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e8b4" officeooo:paragraph-rsid="003e4b1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6659e" officeooo:paragraph-rsid="003e4b1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69822" officeooo:paragraph-rsid="003e4b1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4e5c8" officeooo:paragraph-rsid="003e4b1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3f6704" officeooo:paragraph-rsid="003f670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3faffd" officeooo:paragraph-rsid="003faf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37c512" officeooo:paragraph-rsid="0037c512" fo:background-color="#ffff0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35e4fb" officeooo:paragraph-rsid="0035e4fb" fo:background-color="#ffff0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343b3a" officeooo:paragraph-rsid="00343b3a" fo:background-color="#ffff0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37c512" officeooo:paragraph-rsid="0037c512" fo:background-color="#e8f2a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37c512" officeooo:paragraph-rsid="003c84f6" fo:background-color="#e8f2a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39960e" officeooo:paragraph-rsid="0039960e" fo:background-color="#e8f2a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39f236" officeooo:paragraph-rsid="0039f236" fo:background-color="#e8f2a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3b1250" officeooo:paragraph-rsid="003b1250" fo:background-color="#e8f2a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3c84f6" officeooo:paragraph-rsid="003c84f6" fo:background-color="#e8f2a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bold" officeooo:rsid="0035e4fb" officeooo:paragraph-rsid="0035e4f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weight="bold" officeooo:rsid="003c84f6" officeooo:paragraph-rsid="003c84f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weight="bold" officeooo:rsid="003e4b14" officeooo:paragraph-rsid="003e4b14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b1250" fo:background-color="#e8f2a1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weight="bold" officeooo:rsid="0035e4fb" officeooo:paragraph-rsid="0035e4fb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weight="bold" officeooo:rsid="00343b3a" officeooo:paragraph-rsid="00343b3a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Arial" fo:font-weight="bold" officeooo:rsid="003cfb83" officeooo:paragraph-rsid="003cfb83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weight="bold" officeooo:rsid="003e4b14" officeooo:paragraph-rsid="003e4b14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Arial" fo:font-weight="bold" officeooo:rsid="003f6704" officeooo:paragraph-rsid="003f6704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officeooo:rsid="00443c63"/>
    </style:style>
    <style:style style:name="T2" style:family="text">
      <style:text-properties officeooo:rsid="001b241b"/>
    </style:style>
    <style:style style:name="T3" style:family="text">
      <style:text-properties officeooo:rsid="002ba377"/>
    </style:style>
    <style:style style:name="T4" style:family="text">
      <style:text-properties officeooo:rsid="00343b3a"/>
    </style:style>
    <style:style style:name="T5" style:family="text">
      <style:text-properties style:font-name="Arial" fo:font-weight="normal" officeooo:rsid="001b241b" style:font-weight-asian="normal" style:font-weight-complex="normal"/>
    </style:style>
    <style:style style:name="T6" style:family="text">
      <style:text-properties style:font-name="Arial" fo:font-weight="normal" officeooo:rsid="001cbd46" style:font-weight-asian="normal" style:font-weight-complex="normal"/>
    </style:style>
    <style:style style:name="T7" style:family="text">
      <style:text-properties style:font-name="Arial" fo:font-weight="normal" officeooo:rsid="00286b67" style:font-weight-asian="normal" style:font-weight-complex="normal"/>
    </style:style>
    <style:style style:name="T8" style:family="text">
      <style:text-properties style:font-name="Arial" fo:font-weight="normal" officeooo:rsid="00343b3a" style:font-weight-asian="normal" style:font-weight-complex="normal"/>
    </style:style>
    <style:style style:name="T9" style:family="text">
      <style:text-properties style:font-name="Arial" fo:font-weight="normal" officeooo:rsid="003b1250" style:font-weight-asian="normal" style:font-weight-complex="normal"/>
    </style:style>
    <style:style style:name="T10" style:family="text">
      <style:text-properties style:font-name="Arial" fo:font-weight="normal" officeooo:rsid="003c84f6" style:font-weight-asian="normal" style:font-weight-complex="normal"/>
    </style:style>
    <style:style style:name="T11" style:family="text">
      <style:text-properties style:font-name="Arial" fo:font-weight="normal" officeooo:rsid="00343b3a" fo:background-color="#ffff00" loext:char-shading-value="0" style:font-weight-asian="normal" style:font-weight-complex="normal"/>
    </style:style>
    <style:style style:name="T12" style:family="text">
      <style:text-properties style:font-name="Arial" fo:font-weight="normal" officeooo:rsid="00343b3a" fo:background-color="#ffff00" loext:char-shading-value="0" style:font-weight-asian="normal" style:font-weight-complex="normal"/>
    </style:style>
    <style:style style:name="T13" style:family="text">
      <style:text-properties officeooo:rsid="0039f236"/>
    </style:style>
    <style:style style:name="T14" style:family="text">
      <style:text-properties officeooo:rsid="003b1250"/>
    </style:style>
    <style:style style:name="T15" style:family="text">
      <style:text-properties officeooo:rsid="003c84f6"/>
    </style:style>
    <style:style style:name="T16" style:family="text">
      <style:text-properties officeooo:rsid="003cfb83"/>
    </style:style>
    <style:style style:name="T17" style:family="text">
      <style:text-properties officeooo:rsid="003d75d4"/>
    </style:style>
    <style:style style:name="T18" style:family="text">
      <style:text-properties officeooo:rsid="003f6704"/>
    </style:style>
    <style:style style:name="T19" style:family="text">
      <style:text-properties fo:font-size="10pt" style:font-size-asian="10pt" style:font-size-complex="10pt"/>
    </style:style>
    <style:style style:name="gr1" style:family="graphic">
      <style:graphic-properties svg:stroke-width="0.03cm" svg:stroke-color="#000000" draw:marker-start-width="0.39cm" draw:marker-end="Arrow" draw:marker-end-width="0.2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opacity="100%" draw:textarea-horizontal-align="justify" draw:textarea-vertical-align="middle" draw:auto-grow-height="false" fo:min-height="1.773cm" fo:min-width="2.963cm" draw:shadow-opacity="10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021 Spring CPSC 240-</text:p>
      <text:p text:style-name="P5">Take Home Programming Test <text:s/><text:span text:style-name="T2">May 1</text:span><text:span text:style-name="T4">9</text:span>: <text:span text:style-name="T1">1</text:span>:<text:span text:style-name="T2">0</text:span>0<text:span text:style-name="T4">p</text:span>m-<text:span text:style-name="T4">3</text:span>:<text:span text:style-name="T2">0</text:span>0pm</text:p>
      <text:p text:style-name="P1"/>
      <text:p text:style-name="P1"/>
      <text:p text:style-name="P6">Policy</text:p>
      <text:p text:style-name="P2"/>
      <text:p text:style-name="P2">This is an open resource programming test. <text:s/>Use any inanimate information available including document in paper, documents in digital, digital recordings, internet information.</text:p>
      <text:p text:style-name="P2"/>
      <text:p text:style-name="P2">Asking other humans for assistance is not allowed</text:p>
      <text:p text:style-name="P2"/>
      <text:p text:style-name="P2">The professor is not allowed to fix errors when grading final exam programs.</text:p>
      <text:p text:style-name="P2"/>
      <text:p text:style-name="P2">The professor can supply missing files such as the bash file.</text:p>
      <text:p text:style-name="P2"/>
      <text:p text:style-name="P2">The source files must be delivered by ordinary email. <text:s text:c="2"/>Posting your program in the cloud simply wastes time. <text:s/>The last post in the cloud was locked with a password that I was suppose to guess. <text:s/>That’s it: no more cloud.</text:p>
      <text:p text:style-name="P2"/>
      <text:p text:style-name="P8"><text:span text:style-name="T5">The official university </text:span><text:span text:style-name="T6">designate</text:span><text:span text:style-name="T7">d</text:span><text:span text:style-name="T6"> time is 1</text:span><text:span text:style-name="T8">p</text:span><text:span text:style-name="T6">m to </text:span><text:span text:style-name="T8">3</text:span><text:span text:style-name="T6">pm. <text:s text:c="2"/>There will be no penalty for submission up to </text:span><text:span text:style-name="T12">4pm.</text:span></text:p>
      <text:p text:style-name="P2"/>
      <text:p text:style-name="P3">You may submit more than once. <text:s/>Extra submissions <text:span text:style-name="T3">are</text:span> a kind of insurance against an unexpected event. <text:s/>I will grade the newest submission assuming it is the better than previous submission.</text:p>
      <text:p text:style-name="P3"/>
      <text:p text:style-name="P3">On each separate document sen<text:span text:style-name="T3">t</text:span> to me include your name and your preferred email address. <text:s/>The email address may be a non-CSUF address if you wish.</text:p>
      <text:p text:style-name="P3"/>
      <text:p text:style-name="P3">If you are enrolled in a section other than #<text:span text:style-name="T4">5</text:span> then record your enrolled section near your name and email address.</text:p>
      <text:p text:style-name="P3"/>
      <text:p text:style-name="P3"/>
      <text:p text:style-name="P3"/>
      <text:p text:style-name="P3"/>
      <text:p text:style-name="P3"/>
      <text:p text:style-name="P7">Specification of the application</text:p>
      <text:p text:style-name="P9"/>
      <text:p text:style-name="P10">Think of a rectangular box that has 3 dimensions: length, width, and height. <text:s text:c="2"/>Then we all know that the volume of the box is vol = length x width x height. <text:s/>Rectangular boxes are known in geometry as cuboids.</text:p>
      <text:p text:style-name="P10"/>
      <text:p text:style-name="P10">Make a program that will input the three sizes, compute the volume, and display the volume. <text:s/>That’s very simple.</text:p>
      <text:p text:style-name="P10"/>
      <text:p text:style-name="P10">Moreover, we want to discover how many tics the machine requires to perform this calculation.</text:p>
      <text:p text:style-name="P10"/>
      <text:p text:style-name="P10">This should become clear in the sample ru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System communication design</text:p>
      <text:p text:style-name="P11"/>
      <text:p text:style-name="P11">We will keep this to the simplest design possible.</text:p>
      <text:p text:style-name="P11"><draw:custom-shape text:anchor-type="paragraph" draw:z-index="0" draw:name="Shape1" draw:style-name="gr2" draw:text-style-name="P43" svg:width="2.964cm" svg:height="1.773cm" svg:x="7.341cm" svg:y="0.427cm"><text:p text:style-name="P42">cube.cpp</text:p><text:p text:style-name="P42"><text:span text:style-name="T19">(main)</text:span>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><draw:line text:anchor-type="paragraph" draw:z-index="2" draw:name="Shape2" draw:style-name="gr1" draw:text-style-name="P42" svg:x1="8.849cm" svg:y1="0.252cm" svg:x2="8.902cm" svg:y2="1.533cm"><text:p/></draw:line></text:p>
      <text:p text:style-name="P12"/>
      <text:p text:style-name="P11"/>
      <text:p text:style-name="P11"><draw:custom-shape text:anchor-type="paragraph" draw:z-index="1" draw:name="Shape1_0" draw:style-name="gr2" draw:text-style-name="P43" svg:width="2.964cm" svg:height="1.773cm" svg:x="7.341cm" svg:y="0.072cm"><text:p text:style-name="P42">volume.asm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38">Sample dialog</text:p>
      <text:p text:style-name="P10"/>
      <text:p text:style-name="P26">Welcome to cuboids programmed by Hank Hill.</text:p>
      <text:p text:style-name="P10"/>
      <text:p text:style-name="P11">Here at Cuboid Inc. we know your volume</text:p>
      <text:p text:style-name="P11"/>
      <text:p text:style-name="P11">The time is now 845100324 tics</text:p>
      <text:p text:style-name="P11"/>
      <text:p text:style-name="P11">Please enter length, width, and height as float numbers separated by ws:</text:p>
      <text:p text:style-name="P11">3.5 <text:s text:c="2"/>7.0 <text:s text:c="3"/>2.5</text:p>
      <text:p text:style-name="P11"/>
      <text:p text:style-name="P11">Thank you. <text:s/>You volume is 61.25 cubic units.</text:p>
      <text:p text:style-name="P11"/>
      <text:p text:style-name="P11">The time is now 847342311 tics.</text:p>
      <text:p text:style-name="P11"/>
      <text:p text:style-name="P11">The run time was 2241987 tics.</text:p>
      <text:p text:style-name="P11"/>
      <text:p text:style-name="P24">Function main received this number 61.25 and will view it.</text:p>
      <text:p text:style-name="P25"/>
      <text:p text:style-name="P25">We strive to please the customer. <text:s/>Enjoy your cuboids.</text:p>
      <text:p text:style-name="P11"/>
      <text:p text:style-name="P11"/>
      <text:p text:style-name="P10"/>
      <text:p text:style-name="P12">Color code:</text:p>
      <text:p text:style-name="P12"/>
      <text:p text:style-name="P12">Yellow is outputted by main. <text:s/>All other outputs are from volume.asm</text:p>
      <text:p text:style-name="P12"/>
      <text:p text:style-name="P12">Don’t forget r.sh.</text:p>
      <text:p text:style-name="P37">But there is more to do.</text:p>
      <text:p text:style-name="P9"/>
      <text:p text:style-name="P11">We assume that multiply three float numbers is easy stuff for experienced assembly programmers. <text:s text:c="2"/></text:p>
      <text:p text:style-name="P9"/>
      <text:p text:style-name="P12">We want to know the inside operation of this program having two modules.</text:p>
      <text:p text:style-name="P12"/>
      <text:p text:style-name="P13">For sake of this discussion suppose that the variable in main that will hold the number returned by a call to function volume is called “vol”. <text:s/>You may call your anything.</text:p>
      <text:p text:style-name="P12"/>
      <text:p text:style-name="P12">Make a bash file that will run the program in gdb mode.</text:p>
      <text:p text:style-name="P12"/>
      <text:p text:style-name="P12">Using the keyboard enter these commands</text:p>
      <text:p text:style-name="P12"/>
      <text:p text:style-name="P27"><text:span text:style-name="T13">1.</text:span>Set a break on main</text:p>
      <text:p text:style-name="P29"><text:span text:style-name="T15">2</text:span><text:span text:style-name="T13">.</text:span>Set a break on one line below the initialization of variable vol in function main</text:p>
      <text:p text:style-name="P28"><text:span text:style-name="T15">3</text:span><text:span text:style-name="T13">.</text:span>Set a break on volume</text:p>
      <text:p text:style-name="P29"><text:span text:style-name="T13">4. </text:span>Set a break <text:span text:style-name="T13">in module volume at one line after the 3 size numbers have been stored in their respective xmm registers.</text:span></text:p>
      <text:p text:style-name="P30">5. Set a break in module volume at one line after the volume of the cuboid has been computed.</text:p>
      <text:p text:style-name="P30">6.Set a break in <text:span text:style-name="T14">module main one line after the call to volume.</text:span></text:p>
      <text:p text:style-name="P29"/>
      <text:p text:style-name="P31">Run the programmed</text:p>
      <text:p text:style-name="P31"/>
      <text:p text:style-name="P31">When paused at break #1 output the value in rbp.</text:p>
      <text:p text:style-name="P36"><text:span text:style-name="T9">When paused at break #2 output in </text:span><text:span text:style-name="T10">decimal the value in vol</text:span></text:p>
      <text:p text:style-name="P32">When paused at break #3 output in hex the value in rsp</text:p>
      <text:p text:style-name="P32">When paused at break #4 output in decimal float the register holding length</text:p>
      <text:p text:style-name="P32">When paused at break #5 output in decimal float the register holding the triple product.</text:p>
      <text:p text:style-name="P32">When paused at break #6 output in hex the value in vol</text:p>
      <text:p text:style-name="P32">Continue normally to the end of execution.</text:p>
      <text:p text:style-name="P14"/>
      <text:p text:style-name="P14"/>
      <text:p text:style-name="P34">Check for correctness</text:p>
      <text:p text:style-name="P14"/>
      <text:p text:style-name="P14">Run the rg.sh bash command.</text:p>
      <text:p text:style-name="P14">As the program executes in gdb mode enter the commands <text:span text:style-name="T16">shown above in gree</text:span><text:span text:style-name="T17">n</text:span><text:span text:style-name="T16">.</text:span></text:p>
      <text:p text:style-name="P14"/>
      <text:p text:style-name="P15">If your program executes to completion then save the set of commands. <text:s/>One by one copy each command you used and save them in a file commands.txt.</text:p>
      <text:p text:style-name="P15"/>
      <text:p text:style-name="P16">I will reproduce the execution you experienced by running the bash file rg.sh. <text:s/>At the same time I will have your commands.txt file open in a window on the side. <text:s/>I will copy the gdb commands one by one from your commands.txt file and paste them into the terminal windows executing your program.</text:p>
      <text:p text:style-name="P16"/>
      <text:p text:style-name="P17">Don’t forget to include among your commands the ‘c’ command, which means execute continuously to the next break point.</text:p>
      <text:p text:style-name="P39">Time to pack up and <text:span text:style-name="T17">submit stuff</text:span></text:p>
      <text:p text:style-name="P15"/>
      <text:p text:style-name="P16">Collect these files together.</text:p>
      <text:p text:style-name="P16"><text:tab/>cube.cpp (main)</text:p>
      <text:p text:style-name="P16"><text:tab/>volume.asm</text:p>
      <text:p text:style-name="P16"><text:tab/>rg.sh</text:p>
      <text:p text:style-name="P16"><text:tab/>commands.txt</text:p>
      <text:p text:style-name="P16"><text:tab/>readme.txt<text:tab/><text:tab/>&lt;== optional</text:p>
      <text:p text:style-name="P16"/>
      <text:p text:style-name="P16">If you want to send me a message of any kind put it in the readme file. <text:s/>I will see the readme file when I test your program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Partial credit</text:p>
      <text:p text:style-name="P17"/>
      <text:p text:style-name="P17">We have talked about this many times. <text:s/>You may send me a program that does not implement everything in this specification document. <text:s/>I will fairly assign to your program partial credit depending on how much your program does implement. <text:s/>You decide what part to implement.</text:p>
      <text:p text:style-name="P17"/>
      <text:p text:style-name="P17"/>
      <text:p text:style-name="P17"/>
      <text:p text:style-name="P40">Blank program</text:p>
      <text:p text:style-name="P17"/>
      <text:p text:style-name="P17">Make a program that inputs a single float number and stores it in xmm15. <text:s text:c="2"/>Then it uses a single gdb command to output that number in hex.</text:p>
      <text:p text:style-name="P17"/>
      <text:p text:style-name="P17">Then the program exits with no seg faults.</text:p>
      <text:p text:style-name="P17"/>
      <text:p text:style-name="P17"/>
      <text:p text:style-name="P17"/>
      <text:p text:style-name="P17"/>
      <text:p text:style-name="P41">Last reminders</text:p>
      <text:p text:style-name="P18"/>
      <text:p text:style-name="P18">Include your name, your email, and your section number <text:span text:style-name="T18">where you are really enrolled.</text:span></text:p>
      <text:p text:style-name="P18"/>
      <text:p text:style-name="P18">For what it’s worth the comment symbol for gdb is # exactly as it is in bash. <text:s/>However, in gdb the pound sign must be in the far left column.</text:p>
      <text:p text:style-name="P18"/>
      <text:p text:style-name="P18">Send to the usual place: <text:s/>holliday@fullerton.edu</text:p>
      <text:p text:style-name="P18"/>
      <text:p text:style-name="P18"/>
      <text:p text:style-name="P19">Do not send any pdf files.</text:p>
      <text:p text:style-name="P19"/>
      <text:p text:style-name="P19">Do not send links to the cloud.</text:p>
      <text:p text:style-name="P18"/>
      <text:p text:style-name="P18"/>
      <text:p text:style-name="P18"/>
      <text:p text:style-name="P19">If you have a message to send to me put it into a readme.txt file and include it with the other submitted files. <text:s text:c="2"/>The reason is that the attached files are separated from the email that <text:span text:style-name="T18">delivered</text:span> them. <text:s/>I will see the emall message at the time I am downloading the files, but I will not see it when I am evaluating your program.</text:p>
      <text:p text:style-name="P19"/>
      <text:p text:style-name="P19"/>
      <text:p text:style-name="P19"/>
      <text:p text:style-name="P19"/>
      <text:p text:style-name="P20">Retrieve your results. <text:s text:c="2"/>Wait until the second week of June or later. <text:s/>Send me email that ask<text:span text:style-name="T18">s</text:span> for your 240-7 scores. <text:s text:c="2"/>I will reply to that email with your 4 scores for the semester, a copy of your graded concept <text:span text:style-name="T18">final</text:span>, and a copy of the class curve. <text:s/>By the second week of June the end-of-semester work load should be greatly reduced, and I will be able to carefully respond to <text:span text:style-name="T18">email again.</text:span></text:p>
      <text:p text:style-name="P21"/>
      <text:p text:style-name="P21"/>
      <text:p text:style-name="P21"/>
      <text:p text:style-name="P21"/>
      <text:p text:style-name="P22">Good-bye. <text:s text:c="2"/>It was a pleasure to have you in my class for the last 16 weeks. <text:s/>Of course, you didn’t know even the name of the instructor that you would get at the time you enrolled. <text:s/>I am still glad you persevered to the very end. <text:s/>Now you go on and conquer bigger mountains in upper division courses. <text:s text:c="2"/>Don’t forget how to use Tuffix or WSL because there are certain faculty that insist on using either one in the Algorithms class.</text:p>
      <text:p text:style-name="P22"/>
      <text:p text:style-name="P22"/>
      <text:p text:style-name="P23">Next semester if you see me introduce yourself. <text:s/>Tell me what classes you enrolled for the fall semester. <text:s/>I will probably recognize your name, but I won’t know your face. <text:s text:c="2"/>You will see me in the CS building every day Monday to Thursday. <text:s/>Generally, I climb the north-end stairs 4 or 5 times per day.</text:p>
      <text:p text:style-name="P23"/>
      <text:p text:style-name="P23"/>
      <text:p text:style-name="P23">Have a great summer, and see you later. <text:s/></text:p>
      <text:p text:style-name="P23">F. Holliday on May 18, 202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5:30:32.583763342</meta:creation-date>
    <dc:date>2022-05-18T18:49:08.153259213</dc:date>
    <meta:editing-duration>PT47M4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7" meta:paragraph-count="84" meta:word-count="1244" meta:character-count="6892" meta:non-whitespace-character-count="5665"/>
  </office:meta>
</office:document-meta>
</file>